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SystemTest.testCanRemoveListenersWhileItera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ringSystemTest.testRegisterSpringOnCre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SystemTest.onBeforeIntegrate( BaseSpringSystem spring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SystemTest.testCreateSpringWithou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SystemTest.testLoopWithMultiplePassesRunsAndTermin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ringSystemTest.testSpringSystem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impleSpringSystemListener.onAfterIntegrate( BaseSpringSystem spring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SystemTest.beforeE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ingSystemTest.testCanAddListenersWhileItera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SpringSystemListener.onBeforeIntegrate( BaseSpringSystem spring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SystemTest.testActivatingAndDeactivatingSp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pringSystemTest.testLo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SystemTest.onAfterIntegrate( BaseSpringSystem spring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